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28-04-2014</text:p>
      <text:p text:style-name="Standard"/>
      <text:p text:style-name="Standard">Referencias web:</text:p>
      <text:p text:style-name="Standard"><text:tab/><text:a xlink:type="simple" xlink:href="http://usability.gov/">http://usability.gov</text:a></text:p>
      <text:p text:style-name="Standard"><text:tab/><text:a xlink:type="simple" xlink:href="http://www.smashingmagazine.com/">http://www.smashingmagazine.com</text:a></text:p>
      <text:p text:style-name="Standard"><text:tab/><text:a xlink:type="simple" xlink:href="http://www.nngroup.com/articles/">http://www.nngroup.com/articles/</text:a></text:p>
      <text:p text:style-name="Standard"/>
      <text:p text:style-name="Standard"/>
      <text:p text:style-name="P1">Initial questions and definitions:</text:p>
      <text:p text:style-name="P1"/>
      <text:p text:style-name="P3"><text:tab/>What does DCI mean? Which are its objectives?</text:p>
      <text:p text:style-name="Standard"><text:tab/>Human Computer Interaction is a field that deals with the study of how humans interact with <text:tab/>machines</text:p>
      <text:p text:style-name="Standard"><text:tab/>HCI is a very relevant issue when evaluating the quality of an application</text:p>
      <text:p text:style-name="Standard"><text:tab/>HCI is about understanding and critically evaluating the interactive technologies.</text:p>
      <text:p text:style-name="Standard"><text:tab/>When an app is difficult to use, it's percieved as a low-quality app.</text:p>
      <text:p text:style-name="Standard"><text:tab/><text:tab/>User interfaces may be determined on ease of use perception of application.</text:p>
      <text:p text:style-name="Standard">Empezó con los sistemas de recogidas de datos, que se expandió usando tecnicas de analisis de tareas para ver como las personas interactuan con los sistemas.</text:p>
      <text:p text:style-name="Standard">Poco después se incorporó gente que estudiaba teoría de la lectura/escritura, etc...</text:p>
      <text:p text:style-name="Standard">Uno de los primeros sistemas para modelarlo </text:p>
      <text:p text:style-name="Standard"/>
      <text:p text:style-name="Standard">En los 70 se añadieron la usabilidad (ser fácil de entender/aprender y de usar) y la mantenibilidad del software.</text:p>
      <text:p text:style-name="Standard"/>
      <text:p text:style-name="P3"><text:tab/>What do you understand by User computer Interface?</text:p>
      <text:p text:style-name="Standard"><text:tab/>Consiste en crear una experiencia de uso al usuario cuando está usando una app o <text:tab/>dispositivo. O la percepción que queda tras usar una app/dispositivo.</text:p>
      <text:p text:style-name="Standard"><text:tab/>Lo que recordamos o sentimos tras usar una app/dispositivo.</text:p>
      <text:p text:style-name="Standard"/>
      <text:p text:style-name="Standard"/>
      <text:p text:style-name="P3"><text:tab/>Define interaction design:</text:p>
      <text:p text:style-name="Standard"><text:tab/>Consiste en dar forma a las cosas digitales para que la gente las use.</text:p>
      <text:p text:style-name="Standard"><text:tab/>Como todos los procesos de diseño, se sigue la iteración de: Sketch, evaluar, mejorar</text:p>
      <text:p text:style-name="Standard"/>
      <text:p text:style-name="Standard">Requisitos de HCI &amp; UX:</text:p>
      <text:p text:style-name="Standard"><text:tab/>interfaces transparentes a la app</text:p>
      <text:p text:style-name="Standard"><text:tab/>apariencia agradable y comprensible</text:p>
      <text:p text:style-name="Standard"><text:tab/></text:p>
      <text:p text:style-name="Standard">(Sí, pero tu eres estadísticamente insignificante---XD)</text:p>
      <text:p text:style-name="Standard"/>
      <text:p text:style-name="Standard"/>
      <text:p text:style-name="Standard">La <text:span text:style-name="T1">usabilidad</text:span> se define en el ISO como la habilidad por la que un producto puede ser usada por usuarios específicos para llevar a cabo tareas especificas en un entorno específico con:</text:p>
      <text:p text:style-name="Standard"><text:span text:style-name="T1">Eficacia:</text:span> cualidad mediante la cual un programa hace lo que se espera de el</text:p>
      <text:p text:style-name="Standard"><text:span text:style-name="T1">Eficiencia:</text:span> relación entre los recursos usados para resolver un problema</text:p>
      <text:p text:style-name="Standard"><text:span text:style-name="T1">Satisfacción:</text:span> sensación que le queda al usuario de confort o no tras usar la app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921643685" text:style-name="L1">
        <text:list-item>
          <text:p text:style-name="P4">SISTEMAS DESKTOP:</text:p>
        </text:list-item>
      </text:list>
      <text:p text:style-name="Standard"/>
      <text:p text:style-name="Standard">Como las pantallas son grandes, hay más sitio para casi todo.</text:p>
      <text:p text:style-name="Standard">Se usan con mouse y teclado -&gt; facilitan la interacción</text:p>
      <text:p text:style-name="Standard">Medida grande y resolución alta → checkbox/letra pequeños que se pueden ver</text:p>
      <text:p text:style-name="Standard"/>
      <text:p text:style-name="Standard">Permite poner mucha cantidad de información.</text:p>
      <text:p text:style-name="Standard"/>
      <text:p text:style-name="Standard"/>
      <text:list xml:id="list956702344" text:style-name="L2">
        <text:list-item>
          <text:p text:style-name="P5">SISTEMAS MOBILES:</text:p>
        </text:list-item>
      </text:list>
      <text:p text:style-name="Standard"/>
      <text:p text:style-name="Standard">Pantallas mucho más pequeñas → no caben muchas cosas</text:p>
      <text:p text:style-name="Standard">Sirven para llamar también → han de pasarnos notificaciones → reclaman sitio en la pantalla</text:p>
      <text:p text:style-name="Standard">No tienen taclado en general</text:p>
      <text:p text:style-name="Standard">Tienen menos resolución y software limitado (algunos sin flash, etc)</text:p>
      <text:p text:style-name="Standard"/>
      <text:p text:style-name="Standard"/>
      <text:p text:style-name="P2">INTERACCIÓN CON EL DEDO:</text:p>
      <text:p text:style-name="Standard"/>
      <text:p text:style-name="Standard">Es grueso:</text:p>
      <text:p text:style-name="Standard"><text:tab/>tapa parte de la pantalla</text:p>
      <text:p text:style-name="Standard"><text:tab/>se pierde eficiencia de resolución (no se pueden hacer checkboxes muy pequeños)</text:p>
      <text:p text:style-name="Standard"/>
      <text:p text:style-name="Standard"/>
      <text:p text:style-name="P2">NO TENER TECLADO:</text:p>
      <text:p text:style-name="Standard"/>
      <text:p text:style-name="Standard">Fuerza tenerlo en la pantalla:</text:p>
      <text:p text:style-name="Standard"><text:tab/>genera errores</text:p>
      <text:p text:style-name="Standard"><text:tab/>reduce el espacio</text:p>
      <text:p text:style-name="Standard"><text:tab/>es lento</text:p>
      <text:p text:style-name="Standard">No es fácil generar contenido.</text:p>
      <text:p text:style-name="Standard"/>
      <text:p text:style-name="Standard"/>
      <text:p text:style-name="P2">TABLETS:</text:p>
      <text:p text:style-name="Standard"/>
      <text:p text:style-name="Standard">Pantalla grande: bastante contenido</text:p>
      <text:p text:style-name="Standard">Limitaciones software</text:p>
      <text:p text:style-name="Standard">No hay teclado</text:p>
      <text:p text:style-name="Standard"/>
      <text:p text:style-name="Standard"/>
      <text:p text:style-name="Standard"/>
      <text:p text:style-name="P1">HERRAMIENTAS PARA DISPOSITIVOS MOVILES:</text:p>
      <text:p text:style-name="Standard"/>
      <text:p text:style-name="Standard">Herramientas nativas: provistas por el diseñador del SO.</text:p>
      <text:p text:style-name="Standard">Cross-platform: la misma app funciona en distintos SO.</text:p>
      <text:p text:style-name="Standard">Software de terceros: orientados a facilitar el desarrollo (AppInventor)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incipales formas de desarrollar:</text:p>
      <text:p text:style-name="Standard"><text:tab/>App Web:</text:p>
      <text:p text:style-name="Standard"><text:tab/><text:tab/>Se puede desarrollar para todos los navegadores.</text:p>
      <text:p text:style-name="Standard"><text:tab/><text:tab/>Es muy fácil de actualizar (se actualiza el servidor y ya está).</text:p>
      <text:p text:style-name="Standard"><text:tab/><text:tab/></text:p>
      <text:p text:style-name="Standard"><text:tab/>App Nativas:</text:p>
      <text:p text:style-name="Standard"><text:tab/><text:tab/>Interfaz más rica, con más widgets.</text:p>
      <text:p text:style-name="Standard"><text:tab/><text:tab/>Acceso a recursos locales con facilidad (cámara, fotos, etc...).</text:p>
      <text:p text:style-name="Standard"><text:tab/><text:tab/>Se han de hacer app's distintas para que funcione en distintos SO.</text:p>
      <text:p text:style-name="Standard"><text:tab/><text:tab/>Lenguajes: Java, Objective-C</text:p>
      <text:p text:style-name="Standard"><text:tab/><text:tab/>Herramientas: código mas eficiente, curva de aprendizaje más inclinada...</text:p>
      <text:p text:style-name="Standard"><text:tab/><text:tab/></text:p>
      <text:p text:style-name="Standard">Proceso de diseño del software:</text:p>
      <text:p text:style-name="Standard"><text:tab/>Es mejor menos funcionalidades que funcionen a la perfección que muchas con alguna que <text:tab/>no vaya bien.</text:p>
      <text:p text:style-name="Standard"/>
      <text:p text:style-name="Standard">Desarrollo de apps centrada en el usuario:</text:p>
      <text:p text:style-name="Standard"><text:tab/>Se interactúa con el usuario en cada uno de los pasos del proceso.</text:p>
      <text:p text:style-name="Standard"/>
      <text:p text:style-name="Standard"/>
      <text:p text:style-name="Standard">USABILIDAD:</text:p>
      <text:p text:style-name="Standard"><text:tab/>Las interfaces han de facilitar las tareas del operador, dar el entrenamiento y que sean <text:tab/>estándard.</text:p>
      <text:p text:style-name="Standard">Perfiles:</text:p>
      <text:p text:style-name="Standard"><text:tab/>Críticas para la vida: control de central nuclear, avión, etc...-&gt; entrenamiento (no importa la <text:tab/><text:tab/>satisfacción del piloto, ya sonreirá con el sueldo)</text:p>
      <text:p text:style-name="Standard"><text:tab/>Comerciales: muy práctico y con poco entrenamiento.</text:p>
      <text:p text:style-name="Standard"><text:tab/>Para las casas y el entretenimiento: muy importante la satisfacción</text:p>
      <text:p text:style-name="Standard"><text:tab/>Creativas: difícil de satisfacer</text:p>
      <text:p text:style-name="Standard"><text:tab/>Colaborativas: tienen difícil el presentar la información.</text:p>
      <text:p text:style-name="Standard"><text:tab/>Socio-tecnicos: que tienen que ver con la administración: pagar multas, cita médico, etc...</text:p>
      <text:p text:style-name="Standard"/>
      <text:p text:style-name="Standard"/>
      <text:p text:style-name="Standard"/>
      <text:p text:style-name="P1">PROBLEMAS Y PRINCIPIOS DE USABILIDAD<text:span text:style-name="T3"><text:tab/><text:tab/><text:tab/><text:tab/><text:tab/>05-05-2014</text:span></text:p>
      <text:p text:style-name="P1"/>
      <text:p text:style-name="P1">Páginas web:</text:p>
      <text:p text:style-name="Standard"><text:tab/>Hay que informar sobre qué va la página web</text:p>
      <text:p text:style-name="Standard"><text:tab/>Hay que mantener espacios en blanco para que sea legible</text:p>
      <text:p text:style-name="Standard"><text:tab/>No superponer gifts, imágenes, etc...</text:p>
      <text:p text:style-name="Standard"/>
      <text:p text:style-name="P1">Móviles:</text:p>
      <text:p text:style-name="P1"><text:span text:style-name="T3"><text:tab/>No poner pantallas innecesarias (introducciones que no hagan nada)</text:span></text:p>
      <text:p text:style-name="Standard"><text:tab/></text:p>
      <text:p text:style-name="P1">Motivos principales de fracaso de aplicaciones;</text:p>
      <text:p text:style-name="Standard"><text:tab/>no resuelve el problema</text:p>
      <text:p text:style-name="Standard"><text:tab/>lo resuelve de modo rebuscado</text:p>
      <text:p text:style-name="Standard"><text:tab/>es difícil entender cómo funciona</text:p>
      <text:p text:style-name="Standard"><text:tab/></text:p>
      <text:p text:style-name="Standard"/>
      <text:p text:style-name="Standard"/>
      <text:p text:style-name="Standard"/>
      <text:p text:style-name="P1"><text:soft-page-break/>Errores típicos de diseño:</text:p>
      <text:p text:style-name="P1"><text:span text:style-name="T3"><text:tab/>problemas de inconsistencia (hay que llamar al mismo objeto igual todo el rato en textos)</text:span></text:p>
      <text:p text:style-name="P1"><text:span text:style-name="T3"><text:tab/>menus invisibles (en moviles)</text:span></text:p>
      <text:p text:style-name="P1"><text:span text:style-name="T3"><text:tab/>targets clicables demasiado pequeños</text:span></text:p>
      <text:p text:style-name="P1"><text:span text:style-name="T3"><text:tab/>falta de feedback (si se clica un botón, se ha de mostrar, indicar el % de descarga, etc...)</text:span></text:p>
      <text:p text:style-name="P1"><text:span text:style-name="T3"><text:tab/><text:tab/>- barras de progreso: en cualquier proceso que tarde varios segundos (&gt;2)</text:span></text:p>
      <text:p text:style-name="P1"><text:span text:style-name="T3"><text:tab/>mensajes de error incorrectos:</text:span></text:p>
      <text:p text:style-name="P1"><text:span text:style-name="T3"><text:tab/><text:tab/>- han de comunicar qué ha pasado, mostrarse con tiempo suficiente para leerlo y dar <text:tab/><text:tab/>una pista de como solucionarlo</text:span></text:p>
      <text:p text:style-name="P1"><text:span text:style-name="T3"><text:tab/>pedir la misma información varias veces al usuario</text:span></text:p>
      <text:p text:style-name="P1"><text:span text:style-name="T3"><text:tab/>no ayudar con los stocks</text:span></text:p>
      <text:p text:style-name="P1"><text:span text:style-name="T3"><text:tab/>no ayudar con información sobre el uso de la aplicación</text:span></text:p>
      <text:p text:style-name="P1"><text:span text:style-name="T3"><text:tab/>hay que perdonar al usuario (si se equivoca)</text:span></text:p>
      <text:p text:style-name="P1"><text:span text:style-name="T3"><text:tab/></text:span></text:p>
      <text:p text:style-name="P1"><text:span text:style-name="T3"/></text:p>
      <text:p text:style-name="P1">Errores típicos de UX:</text:p>
      <text:p text:style-name="P1"><text:span text:style-name="T3"><text:tab/>hay que dedicar los recursos a solucionar el 20% de bugs que causan el 80% de errores</text:span></text:p>
      <text:p text:style-name="P1"><text:span text:style-name="T3"><text:tab/>no se puede corregir bugs ignorando al resto de la empresa</text:span></text:p>
      <text:p text:style-name="P1"><text:span text:style-name="T3"><text:tab/>Los problema de usabilidad se evalúan con:</text:span></text:p>
      <text:p text:style-name="P1"><text:span text:style-name="T3"><text:tab/><text:tab/>frecuencia: num de veces que aparece un error</text:span></text:p>
      <text:p text:style-name="P1"><text:span text:style-name="T3"><text:tab/><text:tab/>severidad: impacto que puede tener un error</text:span></text:p>
      <text:p text:style-name="P1"><text:span text:style-name="T3"><text:tab/><text:tab/>Jeff Rubin los evalua del 1 al 4:</text:span></text:p>
      <text:p text:style-name="P1"><text:span text:style-name="T3"><text:tab/><text:tab/><text:tab/>1: irritante</text:span></text:p>
      <text:p text:style-name="P1"><text:span text:style-name="T3"><text:tab/><text:tab/><text:tab/>2: moderado</text:span></text:p>
      <text:p text:style-name="P1"><text:span text:style-name="T3"><text:tab/><text:tab/><text:tab/>3: severo</text:span></text:p>
      <text:p text:style-name="P1"><text:span text:style-name="T3"><text:tab/><text:tab/><text:tab/>4: inusable</text:span></text:p>
      <text:p text:style-name="P1"><text:span text:style-name="T3"><text:tab/><text:tab/>Dumas y Redish los evalúan del nivel 1 al 4<text:tab/></text:span></text:p>
      <text:p text:style-name="P1"><text:span text:style-name="T3"><text:tab/><text:tab/></text:span></text:p>
      <text:p text:style-name="P1"><text:span text:style-name="T3"><text:tab/>No hay que crear muchas categorías (4 o 5 más)</text:span></text:p>
      <text:p text:style-name="P1"><text:span text:style-name="T3"><text:tab/>Distintos evaluadores pueden no estar de acuerdo en algunos problemas de severidad</text:span></text:p>
      <text:p text:style-name="P1"><text:span text:style-name="T3"><text:tab/>Frecuencia y severidad se han de tratar separadamente</text:span></text:p>
      <text:p text:style-name="Standard"><text:tab/></text:p>
      <text:p text:style-name="Standard"/>
      <text:p text:style-name="P1">Principios de Usabilidad:</text:p>
      <text:p text:style-name="P1"><text:span text:style-name="T3"/></text:p>
      <text:p text:style-name="P1"><text:span text:style-name="T3"><text:tab/>Principios: (8 reglas de oro)</text:span></text:p>
      <text:p text:style-name="P1"><text:span text:style-name="T3"><text:tab/><text:tab/>Diseñar para las personas</text:span></text:p>
      <text:p text:style-name="P1"><text:span text:style-name="T3"><text:tab/><text:tab/>Intentar no limitar el conjunto de usuarios</text:span></text:p>
      <text:p text:style-name="P1"><text:span text:style-name="T3"><text:tab/><text:tab/>Ser consistente</text:span></text:p>
      <text:p text:style-name="P1"><text:span text:style-name="T3"><text:tab/><text:tab/>Mantener al usuario bien informado</text:span></text:p>
      <text:p text:style-name="P1"><text:span text:style-name="T3"><text:tab/><text:tab/>Ser simple</text:span></text:p>
      <text:p text:style-name="P1"><text:span text:style-name="T3"><text:tab/><text:tab/>Que el usuario tenga la sensación de mantener el control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4-28T16:13:46</meta:creation-date>
    <dc:date>2014-05-05T17:50:38</dc:date>
    <dc:creator>Gabriel </dc:creator>
    <meta:editing-duration>PT3H8M57S</meta:editing-duration>
    <meta:editing-cycles>58</meta:editing-cycles>
    <meta:generator>LibreOffice/3.5$Linux_x86 LibreOffice_project/350m1$Build-2</meta:generator>
    <meta:document-statistic meta:table-count="0" meta:image-count="0" meta:object-count="0" meta:page-count="4" meta:paragraph-count="135" meta:word-count="989" meta:character-count="6321" meta:non-whitespace-character-count="5318"/>
  </office:meta>
</office:document-meta>
</file>